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break-before="page" fo:text-align="justify"/>
      <style:text-properties fo:hyphenate="true"/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5" style:parent-style-name="Normal" style:family="paragraph">
      <style:paragraph-properties fo:break-before="page" fo:text-align="justify"/>
      <style:text-properties fo:hyphenate="true"/>
    </style:style>
    <style:style style:name="P36" style:parent-style-name="Sansinterligne" style:family="paragraph"/>
    <style:style style:name="P37" style:parent-style-name="Sansinterligne" style:family="paragraph"/>
    <style:style style:name="P38" style:parent-style-name="Sansinterligne" style:family="paragraph"/>
    <style:style style:name="P39" style:parent-style-name="Sansinterligne" style:family="paragraph"/>
    <style:style style:name="P40" style:parent-style-name="Sansinterligne" style:family="paragraph"/>
    <style:style style:name="T41" style:parent-style-name="Policepardéfaut" style:family="text">
      <style:text-properties style:text-position="super 66.6%"/>
    </style:style>
    <style:style style:name="T42" style:parent-style-name="Policepardéfaut" style:family="text">
      <style:text-properties style:text-position="super 66.6%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T46" style:parent-style-name="Policepardéfaut" style:family="text">
      <style:text-properties style:text-position="super 66.6%"/>
    </style:style>
    <style:style style:name="T47" style:parent-style-name="Policepardéfaut" style:family="text">
      <style:text-properties style:text-position="super 66.6%"/>
    </style:style>
    <style:style style:name="P48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Damien Caplet ; Benjamin Demaziere ; Enver Keka ; Thibaud Humbert</text:p>
      <text:p text:style-name="Sous-titre">Groupe P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Titre">Projet Système -<text:s/>NachOS</text:p>
      <text:p text:style-name="Sous-titre">Rapport<text:s/>Final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Sous-titre">Master 1 Informatique 2019 / 2020</text:p>
      <text:p text:style-name="Sous-titre">UFR IM²AG - Janvier<text:s/>2020</text:p>
      <text:p text:style-name="P22"/>
      <text:h text:style-name="En-têtedetabledesmatières" text:outline-level="1"><text:bookmark-start text:name="_Toc30067875"/><text:bookmark-start text:name="_Toc30154540"/><text:span text:style-name="Titre2Car">Table des matières</text:span><text:bookmark-end text:name="_Toc30067875"/><text:bookmark-end text:name="_Toc30154540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<text:a xlink:href="#_Toc30154540" office:target-frame-name="_top" xlink:show="replace"><text:span text:style-name="Lienhypertexte">Table des matières</text:span><text:tab/>2</text:a></text:p>
          <text:p text:style-name="P24"><text:a xlink:href="#_Toc30154541" office:target-frame-name="_top" xlink:show="replace"><text:span text:style-name="Lienhypertexte">Présentation des fonctionnalités</text:span><text:tab/>3</text:a></text:p>
          <text:p text:style-name="P25"><text:a xlink:href="#_Toc30154542" office:target-frame-name="_top" xlink:show="replace"><text:span text:style-name="Lienhypertexte">Documentation</text:span><text:tab/>3</text:a></text:p>
          <text:p text:style-name="P26"><text:a xlink:href="#_Toc30154543" office:target-frame-name="_top" xlink:show="replace"><text:span text:style-name="Lienhypertexte">Tests fonction</text:span><text:span text:style-name="Lienhypertexte">nels</text:span><text:tab/>5</text:a></text:p>
          <text:p text:style-name="P27"><text:a xlink:href="#_Toc30154544" office:target-frame-name="_top" xlink:show="replace"><text:span text:style-name="Lienhypertexte">Choix d’implémentation</text:span><text:tab/>5</text:a></text:p>
          <text:p text:style-name="P28"><text:a xlink:href="#_Toc30154545" office:target-frame-name="_top" xlink:show="replace"><text:span text:style-name="Lienhypertexte">Threads utilisateur</text:span><text:tab/>5</text:a></text:p>
          <text:p text:style-name="P29"><text:a xlink:href="#_Toc30154546" office:target-frame-name="_top" xlink:show="replace"><text:span text:style-name="Lienhypertexte">Disque</text:span><text:tab/>5</text:a></text:p>
          <text:p text:style-name="P30"><text:a xlink:href="#_Toc30154547" office:target-frame-name="_top" xlink:show="replace"><text:span text:style-name="Lienhypertexte">Réseau</text:span><text:tab/>5</text:a></text:p>
          <text:p text:style-name="P31"><text:a xlink:href="#_Toc30154548" office:target-frame-name="_top" xlink:show="replace"><text:span text:style-name="Lienhypertexte">Mémoire virtuelle</text:span><text:tab/>5</text:a></text:p>
          <text:p text:style-name="P32"><text:a xlink:href="#_Toc30154549" office:target-frame-name="_top" xlink:show="replace"><text:span text:style-name="Lienhypertexte">Organisation</text:span><text:tab/>5</text:a></text:p>
          <text:p text:style-name="P33"><text:a xlink:href="#_Toc30154550" office:target-frame-name="_top" xlink:show="replace"><text:span text:style-name="Lienhypertexte">Planning - Historique</text:span><text:tab/>5</text:a></text:p>
          <text:p text:style-name="P34"><text:a xlink:href="#_Toc30154551" office:target-frame-name="_top" xlink:show="replace"><text:span text:style-name="Lienhypertexte">Répartition des tâches</text:span><text:tab/>6</text:a></text:p>
        </text:index-body>
      </text:table-of-content>
      <text:p text:style-name="Normal"/>
      <text:p text:style-name="P35"/>
      <text:h text:style-name="Titre2" text:outline-level="2"><text:bookmark-start text:name="_Toc30067876"/><text:bookmark-start text:name="_Toc30154541"/>Présentation des fonctionnalités<text:bookmark-end text:name="_Toc30067876"/><text:bookmark-end text:name="_Toc30154541"/></text:h>
      <text:p text:style-name="Sansinterligne">NachOS est un pseudo système d’exploitation (OS), c’est un programme<text:s/>qui tourne sur un OS classique (ici un système basé sur Unix) et simule un OS basique. Cet OS possède les fonctionnalités suivantes :</text:p>
      <text:list text:style-name="LFO1" text:continue-numbering="true">
        <text:list-item>
          <text:p text:style-name="P36">Shell (à voir)</text:p>
        </text:list-item>
        <text:list-item>
          <text:p text:style-name="P37">Gestion multiprocessus et multithreads (incluant la synchronisation)</text:p>
        </text:list-item>
        <text:list-item>
          <text:p text:style-name="P38">Système de fichier</text:p>
        </text:list-item>
        <text:list-item>
          <text:p text:style-name="P39">Virtualisation<text:s/>de la mémoire (pagination ?)</text:p>
        </text:list-item>
        <text:list-item>
          <text:p text:style-name="P40">Gestion de la communication en réseau</text:p>
        </text:list-item>
      </text:list>
      <text:p text:style-name="Sansinterligne"/>
      <text:p text:style-name="Sansinterligne">[Limites Techniques]</text:p>
      <text:p text:style-name="Sansinterligne"/>
      <text:p text:style-name="Sansinterligne">Taille d’un secteur : 32 octets</text:p>
      <text:p text:style-name="Sansinterligne">Taille d’une page mémoire : 128 octets</text:p>
      <text:p text:style-name="Sansinterligne">Nombre de pages mémoire : 64</text:p>
      <text:p text:style-name="Sansinterligne">Mémoire totale théorique : 8 Ko</text:p>
      <text:p text:style-name="Sansinterligne">Nombre de threads possibles : 2<text:span text:style-name="T41">32</text:span><text:span text:style-name="T42"><text:s/></text:span>– 1</text:p>
      <text:p text:style-name="P43"/>
      <text:p text:style-name="P44"/>
      <text:p text:style-name="P45"/>
      <text:h text:style-name="Titre2" text:outline-level="2"><text:bookmark-start text:name="_Toc30067877"/><text:bookmark-start text:name="_Toc30154542"/>Documentation<text:bookmark-end text:name="_Toc30067877"/><text:bookmark-end text:name="_Toc30154542"/></text:h>
      <text:p text:style-name="Normal"/>
      <text:p text:style-name="Sansinterligne">Ci-dessous, vous trouverez une liste des appels système disponibles, par domaine.</text:p>
      <text:p text:style-name="Sansinterligne"/>
      <text:h text:style-name="Titre3" text:outline-level="3">Console</text:h>
      <text:p text:style-name="Sansinterligne"/>
      <text:p text:style-name="Sansinterligne">char GetChar()</text:p>
      <text:p text:style-name="Sansinterligne">void PutChar (char ch)</text:p>
      <text:p text:style-name="Sansinterligne">char * GetString()</text:p>
      <text:p text:style-name="Sansinterligne">void PutString (const char string[], int max)</text:p>
      <text:p text:style-name="Sansinterligne">int GetInt()</text:p>
      <text:p text:style-name="Sansinterligne">void PutInt (int value)</text:p>
      <text:p text:style-name="Sansinterligne"/>
      <text:h text:style-name="Titre3" text:outline-level="3">Threads utilisateur</text:h>
      <text:p text:style-name="Sansinterligne"/>
      <text:p text:style-name="Sansinterligne">int UserThreadCreate (void * f (void *),void * arg) :</text:p>
      <text:p text:style-name="Sansinterligne">Rôle : créer un nouveau thread utilisateur.</text:p>
      <text:p text:style-name="Sansinterligne">Paramètres : f est une fonction et arg l’argument à passer à cette fonction</text:p>
      <text:p text:style-name="Sansinterligne">Valeur de retour : Renvoie un entier qui correspond à l'identifiant du thread ou -1 si la création du thread a échoué. L'identifiant renvoyé est un nombre entre 1 et 2<text:span text:style-name="T46">32</text:span>-1. Il ne faut donc pas appeler UserThreadCreate plus de 2<text:span text:style-name="T47">32</text:span>-1<text:s/>fois sinon il y a un risque d'avoir plusieurs threads avec le même id.</text:p>
      <text:soft-page-break/>
      <text:p text:style-name="Sansinterligne">Attention : la taille de la pile est faible, des structures locales trop importantes peuvent faire déborder la pile.</text:p>
      <text:p text:style-name="Sansinterligne">NB : Cet appel système peut être fait depuis le thread principal ou depuis des threads déjà créés par cet appel.</text:p>
      <text:p text:style-name="Sansinterligne"><text:s text:c="9"/></text:p>
      <text:p text:style-name="Sansinterligne">void UserThreadExit() :<text:s/></text:p>
      <text:p text:style-name="Sansinterligne">Rôle : Termine le thread appelant.<text:s/>Puisque cet appel est fait automatiquement à la fin<text:s/>de la fonction passée à UserThreadCreate, il n’est pas obligatoire de le faire.</text:p>
      <text:p text:style-name="Sansinterligne">NB : En cas d’appel par le thread main cette<text:s/>fonction ne fait rien.</text:p>
      <text:p text:style-name="Sansinterligne"><text:s text:c="8"/></text:p>
      <text:p text:style-name="Sansinterligne">void UserThreadJoin (int idT) :<text:s/></text:p>
      <text:p text:style-name="Sansinterligne">Rôle : Permet à un thread d'attendre la terminaison d'un<text:s/>autre thread créé au sein du même processus. Un thread peut attendre la terminaison de plusieurs threads et un thread peut être attendu par plusieurs threads.</text:p>
      <text:p text:style-name="Sansinterligne">Paramètre : l'identifiant du thread à joindre, fourni par UserThreadCreate.</text:p>
      <text:p text:style-name="Sansinterligne">NB : Si le thread idT<text:s/>n'existe pas ou s'est déjà terminé le thread appelant continue de s'exécuter.</text:p>
      <text:p text:style-name="Sansinterligne">Attention : Aucun thread ne peut attendre le thread principal, ou attendre sa propre terminaison. L'appel système ne vérifie aucun inter-blocage.</text:p>
      <text:p text:style-name="Sansinterligne"><text:s text:c="8"/></text:p>
      <text:p text:style-name="Sansinterligne">Remarque générale : Le<text:s/>thread principal attend la terminaison de tous ses threads avant de s’arrêter.</text:p>
      <text:p text:style-name="Sansinterligne"/>
      <text:h text:style-name="Titre3" text:outline-level="3">Mémoire Virtuelle</text:h>
      <text:p text:style-name="Normal"/>
      <text:h text:style-name="Titre3" text:outline-level="3">Disque</text:h>
      <text:p text:style-name="Normal"/>
      <text:h text:style-name="Titre3" text:outline-level="3">Réseau</text:h>
      <text:p text:style-name="P48"/>
      <text:h text:style-name="Titre2" text:outline-level="2"><text:bookmark-start text:name="_Toc30067878"/><text:bookmark-start text:name="_Toc30154543"/>Tests fonctionnels<text:bookmark-end text:name="_Toc30067878"/><text:bookmark-end text:name="_Toc30154543"/></text:h>
      <text:p text:style-name="Normal"/>
      <text:h text:style-name="Titre3" text:outline-level="3">Threads utilisateur</text:h>
      <text:p text:style-name="Sansinterligne"/>
      <text:p text:style-name="Sansinterligne">SynchConsole : putchar.c, getchar.c, putstring.c, getstring.c, getint.c et putint.c</text:p>
      <text:p text:style-name="Sansinterligne">Threads utilisateur : (à remplir)</text:p>
      <text:p text:style-name="Normal"/>
      <text:h text:style-name="Titre2" text:outline-level="2"><text:bookmark-start text:name="_Toc30067879"/><text:bookmark-start text:name="_Toc30154544"/>Choix d’implémentation<text:bookmark-end text:name="_Toc30067879"/><text:bookmark-end text:name="_Toc30154544"/></text:h>
      <text:h text:style-name="Titre3" text:outline-level="3"><text:bookmark-start text:name="_Toc30154545"/>Threads utilisateur<text:bookmark-end text:name="_Toc30154545"/></text:h>
      <text:p text:style-name="Normal"/>
      <text:p text:style-name="Sansinterligne">On garde une liste de threads actifs dans l’espace d’adressage (addrspace).</text:p>
      <text:p text:style-name="Sansinterligne">Pour réaliser UserThreadCreate, on ajoute dans la liste le thread qui vient d'être créé. Puis on alloue trois pages pour sa pile, pour cela on dispose d’un bitmap qui garde<text:s/>l'état d'utilisation des pages et on récupère trois pages consécutives. On met la valeur du registre RetAddrReg à l'adresse de UserThreadExit, cela permet d'appeler UserThreadExit à la fin de l’exécution du thread sans que l'utilisateur ait à le faire.</text:p>
      <text:p text:style-name="Sansinterligne"/>
      <text:p text:style-name="Sansinterligne">Pour réaliser UserThreadJoin, chaque thread dispose d’une liste de sémaphores. On récupère le thread dans la liste à partir de l'idT en paramètre. S'il existe, on crée un sémaphore, le thread appelant bloque sur le sémaphore (P()) et on ajoute ce sémaphore<text:s/>à la liste du thread idT. Quand le thread idT appelle UserThreadExit il fait V() sur tous les sémaphores de sa liste, et permet aux threads appelant de continuer leur exécution.</text:p>
      <text:p text:style-name="Sansinterligne"/>
      <text:p text:style-name="Sansinterligne">Pour réaliser UserThreadExit(), on désalloue le thread dans l'addrspace. Pour<text:s/>que le thread main termine quand il a fini ses opérations et que tous les autres threads sont terminés, on a un sémaphore dans l'addrspace, quand il ne reste plus que le thread main on fait V() sur le sémaphore, le thread main peut donc se terminer.</text:p>
      <text:p text:style-name="Normal"/>
      <text:h text:style-name="Titre3" text:outline-level="3"><text:bookmark-start text:name="_Toc30154548"/>Mémoire virtuelle<text:bookmark-end text:name="_Toc30154548"/></text:h>
      <text:p text:style-name="Normal"/>
      <text:h text:style-name="Titre3" text:outline-level="3"><text:bookmark-start text:name="_Toc30154546"/>Disque<text:bookmark-end text:name="_Toc30154546"/></text:h>
      <text:p text:style-name="Normal"/>
      <text:h text:style-name="Titre3" text:outline-level="3"><text:bookmark-start text:name="_Toc30154547"/>Réseau<text:bookmark-end text:name="_Toc30154547"/></text:h>
      <text:p text:style-name="Normal"/>
      <text:p text:style-name="Normal"/>
      <text:h text:style-name="Titre2" text:outline-level="2"><text:bookmark-start text:name="_Toc30067880"/><text:bookmark-start text:name="_Toc30154549"/>Organisation<text:bookmark-end text:name="_Toc30067880"/><text:bookmark-end text:name="_Toc30154549"/></text:h>
      <text:p text:style-name="Normal"/>
      <text:h text:style-name="Titre3" text:outline-level="3"><text:bookmark-start text:name="_Toc30067881"/><text:bookmark-start text:name="_Toc30154550"/>Planning<text:bookmark-end text:name="_Toc30067881"/><text:s/>–<text:s/>Historique<text:bookmark-end text:name="_Toc30154550"/></text:h>
      <text:p text:style-name="Sansinterligne">06/01 : Installation Nachos. Création des dépôts Git. Début de l’étape 1</text:p>
      <text:soft-page-break/>
      <text:p text:style-name="Sansinterligne">07/01 : Continuation et terminaison de l'étape 1</text:p>
      <text:p text:style-name="Sansinterligne">08/01 : Début de l'étape 2</text:p>
      <text:p text:style-name="Sansinterligne">09/01 : Continuation et terminaison de<text:s/>l'étape 2</text:p>
      <text:p text:style-name="Sansinterligne">10/01 : Début de l'étape 3</text:p>
      <text:p text:style-name="Sansinterligne">13/01 : Continuation de l'étape 3</text:p>
      <text:p text:style-name="Sansinterligne">14/01 : Terminaison de l’étape 3 partie 1, début de la partie 2. Début de l'étape 4 partie 1 en parallèle.</text:p>
      <text:p text:style-name="Sansinterligne">15/01 : Continuation de l’étape 3 partie 2. Terminaison de l’étape 4 partie 1,<text:s/>début de la partie 2. Initialisation des rapports<text:s/>et des tests fonctionnels</text:p>
      <text:p text:style-name="Sansinterligne">16/01 : Terminaison de l’étape 3. Début d’écriture du Pré-Rapport</text:p>
      <text:p text:style-name="Sansinterligne">17/01 : Terminaison de l’étape 4. Rendu Pré-Rapport<text:s/>et continuation des tests fonctionnels</text:p>
      <text:p text:style-name="Sansinterligne">20/01 : Début des étapes 5 et 6 en parallèle.</text:p>
      <text:p text:style-name="Normal"/>
      <text:h text:style-name="Titre3" text:outline-level="3"><text:bookmark-start text:name="_Toc30067882"/><text:bookmark-start text:name="_Toc30154551"/>Répartition des tâches<text:bookmark-end text:name="_Toc30067882"/><text:bookmark-end text:name="_Toc30154551"/></text:h>
      <text:p text:style-name="Sansinterligne">Le développement a été fait en commun jusqu’à la fin de la<text:s/>première partie de l’étape 3. A partir de là, Damien a été chargé de finir la deuxième partie de l’étape 3 pendant que Thibaud et Enver<text:s/>s’occupaient<text:s/>dans l’étape 4. Benjamin<text:s/>a pris en charge<text:s/>l’écriture des rapports, la mise en place et la réalisation des tests permettant de prouver le bon fonctionnement de ce qui est implémenté.<text:s/>La même répartition a été conservée pour la réalisation en parallèle des étapes 5 (Thibaud et Enver) et 6 (Damien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6pt" style:font-size-asian="16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4pt" style:font-size-asian="14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4%"/>
      <style:text-properties style:language-asian="fr" style:country-asian="FR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3pt"/>
    </style:style>
    <style:style style:name="Titre" style:display-name="Titre" style:family="paragraph" style:parent-style-name="Normal" style:next-style-name="Normal">
      <style:paragraph-properties fo:text-align="center" fo:margin-bottom="0in" fo:line-height="100%"/>
      <style:text-properties style:font-name="Times New Roman" style:font-name-asian="Times New Roman" fo:font-weight="bold" style:font-weight-asian="bold" fo:letter-spacing="-0.0069in" style:letter-kerning="true" fo:font-size="40pt" style:font-size-asian="40pt" style:font-size-complex="2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letter-spacing="-0.0069in" style:letter-kerning="true" fo:font-size="40pt" style:font-size-asian="40pt" style:font-size-complex="28pt"/>
    </style:style>
    <style:style style:name="Sous-titre" style:display-name="Sous-titre" style:family="paragraph" style:parent-style-name="Normal" style:next-style-name="Normal">
      <style:paragraph-properties fo:text-align="center"/>
      <style:text-properties style:font-name="Times New Roman" style:font-name-asian="Times New Roman" fo:font-weight="bold" style:font-weight-asian="bold" fo:color="#2E74B5" fo:letter-spacing="0.0104in" fo:font-size="24pt" style:font-size-asian="24pt" fo:hyphenate="false"/>
    </style:style>
    <style:style style:name="Sous-titreCar" style:display-name="Sous-titre Car" style:family="text" style:parent-style-name="Policepardéfaut">
      <style:text-properties style:font-name="Times New Roman" style:font-name-asian="Times New Roman" style:font-name-complex="Times New Roman" fo:font-weight="bold" style:font-weight-asian="bold" fo:color="#2E74B5" fo:letter-spacing="0.0104in" fo:font-size="24pt" style:font-size-asian="24pt"/>
    </style:style>
    <style:style style:name="Sansinterligne" style:display-name="Sans interligne" style:family="paragraph">
      <style:paragraph-properties fo:text-align="justify" fo:margin-bottom="0in" fo:line-height="100%"/>
      <style:text-properties fo:font-size="12pt" style:font-size-asian="12pt"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4pt" style:font-size-asian="14pt" style:font-size-complex="12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jamin DEMAZIERE</meta:initial-creator>
    <dc:creator>Benjamin DEMAZIERE</dc:creator>
    <meta:creation-date>2020-01-15T13:45:00Z</meta:creation-date>
    <dc:date>2020-01-17T14:27:00Z</dc:date>
    <meta:template xlink:href="Normal.dotm" xlink:type="simple"/>
    <meta:editing-cycles>29</meta:editing-cycles>
    <meta:editing-duration>PT31080S</meta:editing-duration>
    <meta:document-statistic meta:page-count="6" meta:paragraph-count="12" meta:word-count="959" meta:character-count="6227" meta:row-count="44" meta:non-whitespace-character-count="5280"/>
  </office:meta>
</office:document-meta>
</file>